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1.85cm" fo:min-width="2.1cm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-color="#ffffff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2cm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8.3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14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33cm" fo:min-width="0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0.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6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95cm" fo:min-width="1.012cm"/>
    </style:style>
    <style:style style:name="gr13" style:family="graphic" style:parent-style-name="objectwithoutfill">
      <style:graphic-properties draw:marker-start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text-properties fo:font-size="12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9pt"/>
    </style:style>
    <style:style style:name="P5" style:family="paragraph">
      <style:paragraph-properties fo:text-align="center"/>
      <style:text-properties style:text-outline="false"/>
    </style:style>
    <style:style style:name="P6" style:family="paragraph">
      <loext:graphic-properties draw:fill="none"/>
      <style:paragraph-properties fo:text-align="center"/>
      <style:text-properties style:text-outline="false" fo:font-size="9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text-outline="false" fo:font-size="5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style:text-outline="false" fo:font-size="4pt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9pt"/>
    </style:style>
    <style:style style:name="T3" style:family="text">
      <style:text-properties style:text-outline="false" fo:font-size="9pt" style:font-size-asian="18pt" style:font-size-complex="18pt"/>
    </style:style>
    <style:style style:name="T4" style:family="text">
      <style:text-properties style:text-outline="false" fo:font-size="5pt" style:font-size-asian="18pt" style:font-size-complex="18pt"/>
    </style:style>
    <style:style style:name="T5" style:family="text">
      <style:text-properties style:text-outline="false" fo:font-size="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2.1cm" svg:x="1cm" svg:y="1cm">
          <text:p text:style-name="P1">Receiv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48cm" svg:height="0.963cm" svg:x="1.421cm" svg:y="1.808cm">
          <text:p><text:span text:style-name="T1">Libaxolotl</text:span></text:p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8cm" svg:height="4cm" svg:x="4.2cm" svg:y="1cm">
          <text:p text:style-name="P1">Grd Me Keyserv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cm" svg:height="2.2cm" svg:x="5.7cm" svg:y="2.2cm">
          <text:p text:style-name="P1"><text:span text:style-name="T2">Key DB</text:span></text:p>
          <text:p text:style-name="P1"><text:span text:style-name="T2"/></text:p>
          <text:p text:style-name="P1"><text:span text:style-name="T2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cm" svg:y1="2.5cm" svg:x2="6.2cm" svg:y2="3.7cm">
          <text:p text:style-name="P5"><text:span text:style-name="T3">send prekeys</text:span></text:p>
        </draw:line>
        <draw:custom-shape draw:style-name="gr6" draw:text-style-name="P2" draw:layer="layout" svg:width="8.89cm" svg:height="3.9cm" svg:x="11.7cm" svg:y="1cm">
          <text:p text:style-name="P1">Sender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1cm" svg:height="1.8cm" svg:x="12cm" svg:y="2.3cm">
          <text:p text:style-name="P1"><text:span text:style-name="T1">Libaxolotl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46cm" svg:height="2.3cm" svg:x="14.5cm" svg:y="2.1cm">
          <text:p text:style-name="P1"><text:span text:style-name="T1">Contact DB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cm" svg:height="0.983cm" svg:x="14.9cm" svg:y="2.317cm">
          <text:p text:style-name="P1"><text:span text:style-name="T1">John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1cm" svg:height="0.783cm" svg:x="16.8cm" svg:y="2.917cm">
          <text:p text:style-name="P1"><text:span text:style-name="T1">Mar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1cm" svg:height="0.8cm" svg:x="18.4cm" svg:y="2.6cm">
          <text:p text:style-name="P1"><text:span text:style-name="T1">Mary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12cm" svg:height="0.645cm" svg:x="15cm" svg:y="3.6cm">
          <text:p text:style-name="P1"><text:span text:style-name="T1">Group A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12cm" svg:height="0.645cm" svg:x="18.188cm" svg:y="3.6cm">
          <text:p text:style-name="P1"><text:span text:style-name="T1">Grou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7.8cm" svg:y1="3.3cm" svg:x2="12.8cm" svg:y2="3.3cm">
          <text:p text:style-name="P5"><text:span text:style-name="T3">send prekey</text:span></text:p>
        </draw:line>
        <draw:line draw:style-name="gr5" draw:text-style-name="P8" draw:layer="layout" svg:x1="13.4cm" svg:y1="3.9cm" svg:x2="15.4cm" svg:y2="4.1cm">
          <text:p text:style-name="P5"><text:span text:style-name="T4">Req for </text:span></text:p>
          <text:p text:style-name="P5"><text:span text:style-name="T4">group contacts</text:span></text:p>
        </draw:line>
        <draw:line draw:style-name="gr5" draw:text-style-name="P9" draw:layer="layout" svg:x1="15.1cm" svg:y1="3.9cm" svg:x2="16.2cm" svg:y2="2.7cm">
          <text:p text:style-name="P5"><text:span text:style-name="T5">DB resolves</text:span></text:p>
          <text:p text:style-name="P5"><text:span text:style-name="T5">group to contact</text:span></text:p>
        </draw:line>
        <draw:line draw:style-name="gr5" draw:text-style-name="P8" draw:layer="layout" svg:x1="13.4cm" svg:y1="3.1cm" svg:x2="15.2cm" svg:y2="2.6cm">
          <text:p text:style-name="P5"><text:span text:style-name="T4">update contact</text:span></text:p>
          <text:p text:style-name="P5"><text:span text:style-name="T4">keys to db</text:span></text:p>
        </draw:line>
        <draw:line draw:style-name="gr13" draw:text-style-name="P6" draw:layer="layout" svg:x1="7.8cm" svg:y1="3.7cm" svg:x2="12.8cm" svg:y2="3.7cm">
          <text:p text:style-name="P5"><text:span text:style-name="T3">req for prekey</text:span></text:p>
        </draw:line>
        <draw:line draw:style-name="gr13" draw:text-style-name="P6" draw:layer="layout" svg:x1="13.4cm" svg:y1="3.5cm" svg:x2="15.2cm" svg:y2="3cm">
          <text:p text:style-name="P5"><text:span text:style-name="T4">return contac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02:05:40.610167685</meta:creation-date>
    <meta:editing-duration>PT22M28S</meta:editing-duration>
    <meta:editing-cycles>9</meta:editing-cycles>
    <meta:generator>LibreOffice/5.0.1.2.0$Linux_X86_64 LibreOffice_project/00m0$Build-2</meta:generator>
    <dc:date>2015-09-27T03:32:05.901416365</dc:date>
    <meta:document-statistic meta:object-count="19"/>
  </office:meta>
</office:document-meta>
</file>